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background-visible="true" presentation:background-objects-visible="true" draw:fill="solid" draw:fill-color="#0a2a39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cornersOut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loext:decorative="false"/>
    </style:style>
    <style:style style:name="gr5" style:family="graphic" style:parent-style-name="standard">
      <style:graphic-properties draw:fill-color="#6b5e9b" draw:textarea-horizontal-align="justify" draw:textarea-vertical-align="middle" draw:auto-grow-height="false" fo:min-height="4.714cm" fo:min-width="16.74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7" style:family="graphic" style:parent-style-name="standard">
      <style:graphic-properties svg:stroke-width="0.028cm" svg:stroke-color="#fff5ee" draw:marker-start-width="0.242cm" draw:marker-end-width="0.242cm" draw:fill="solid" draw:fill-color="#778899" draw:opacity="50%" draw:textarea-horizontal-align="justify" draw:textarea-vertical-align="middle" draw:auto-grow-height="false" fo:min-height="0.921cm" fo:min-width="7.274cm" fo:padding-top="0.139cm" fo:padding-bottom="0.139cm" fo:padding-left="0.264cm" fo:padding-right="0.264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textarea-vertical-align="middle" draw:auto-grow-height="false" fo:min-height="0.389cm" fo:min-width="0.083cm" fo:wrap-option="wrap" loext:decorative="false"/>
    </style:style>
    <style:style style:name="gr1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7cm" fo:min-width="16.262cm" draw:shadow-opacity="50%" loext:decorative="false"/>
    </style:style>
    <style:style style:name="gr1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48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1cm" fo:min-width="6.56cm" draw:shadow="hidden" draw:shadow-opacity="70%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8cm" loext:decorative="false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654cm" fo:min-width="1.004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969cm" fo:min-width="19.22cm" draw:shadow-opacity="50%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92cm" loext:decorative="false"/>
      <style:paragraph-properties style:writing-mode="lr-tb"/>
    </style:style>
    <style:style style:name="gr23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6.41cm" fo:min-width="2.66cm" fo:padding-top="0.15cm" fo:padding-bottom="0.15cm" fo:padding-left="0.275cm" fo:padding-right="0.275cm" draw:shadow-opacity="50%" loext:decorative="false"/>
    </style:style>
    <style:style style:name="gr2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7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4.408cm" fo:min-width="2.158cm" fo:padding-top="0.15cm" fo:padding-bottom="0.15cm" fo:padding-left="0.275cm" fo:padding-right="0.275cm" draw:shadow-opacity="50%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0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32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794cm" loext:decorative="false"/>
      <style:paragraph-properties style:writing-mode="lr-tb"/>
    </style:style>
    <style:style style:name="gr33" style:family="graphic" style:parent-style-name="standard">
      <style:graphic-properties draw:textarea-vertical-align="middle" draw:auto-grow-height="false" fo:min-height="0.086cm" fo:min-width="0cm" fo:wrap-option="wrap" loext:decorative="false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263238" draw:textarea-horizontal-align="justify" draw:textarea-vertical-align="middle" draw:auto-grow-height="false" fo:min-height="11.878cm" fo:min-width="8.67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afafa" draw:textarea-horizontal-align="justify" draw:textarea-vertical-align="middle" draw:auto-grow-height="false" fo:min-height="1.682cm" fo:min-width="1.432cm" fo:padding-top="0.151cm" fo:padding-bottom="0.151cm" fo:padding-left="0.276cm" fo:padding-right="0.276cm" fo:wrap-option="wrap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standard">
      <style:graphic-properties draw:textarea-vertical-align="middle" draw:auto-grow-height="false" fo:min-height="0.225cm" fo:min-width="0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9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507cm" loext:decorative="false"/>
      <style:paragraph-properties style:writing-mode="lr-tb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926cm" fo:min-width="4.732cm" fo:padding-top="0.165cm" fo:padding-bottom="0.165cm" fo:padding-left="0.29cm" fo:padding-right="0.29cm" loext:decorative="false"/>
    </style:style>
    <style:style style:name="gr41" style:family="graphic" style:parent-style-name="standard">
      <style:graphic-properties svg:stroke-color="#ffff00" draw:fill-color="#ffea00" draw:textarea-vertical-align="middle" draw:auto-grow-height="false" fo:min-height="0.054cm" fo:min-width="0cm" fo:wrap-option="wrap" loext:decorative="false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077cm" fo:min-width="8.92cm" fo:padding-top="0.165cm" fo:padding-bottom="0.165cm" fo:padding-left="0.29cm" fo:padding-right="0.29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11cm" fo:min-width="1.596cm" fo:padding-top="0.165cm" fo:padding-bottom="0.165cm" fo:padding-left="0.29cm" fo:padding-right="0.29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31cm" fo:min-width="2.177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56cm" loext:decorative="false"/>
      <style:paragraph-properties style:writing-mode="lr-tb"/>
    </style:style>
    <style:style style:name="gr46" style:family="graphic" style:parent-style-name="standard">
      <style:graphic-properties draw:fill-color="#030d11" draw:textarea-horizontal-align="justify" draw:textarea-vertical-align="middle" draw:auto-grow-height="false" fo:min-height="11.649cm" fo:min-width="14.32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48" style:family="graphic" style:parent-style-name="standard">
      <style:graphic-properties draw:fill-color="#030d11" draw:textarea-horizontal-align="justify" draw:textarea-vertical-align="middle" draw:auto-grow-height="false" fo:min-height="10.16cm" fo:min-width="16.657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030d11" draw:textarea-horizontal-align="justify" draw:textarea-vertical-align="middle" draw:auto-grow-height="false" fo:min-height="1.003cm" fo:min-width="3.812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030d11" draw:textarea-horizontal-align="justify" draw:textarea-vertical-align="top" draw:auto-grow-height="false" fo:min-height="10.846cm" fo:min-width="3.57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2.563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76cm" fo:min-width="2.48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030d11" draw:textarea-horizontal-align="justify" draw:textarea-vertical-align="middle" draw:auto-grow-height="false" fo:min-height="1.003cm" fo:min-width="4.292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030d11" draw:textarea-horizontal-align="justify" draw:textarea-vertical-align="middle" draw:auto-grow-height="false" fo:min-height="3.314cm" fo:min-width="5.752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08cm" loext:decorative="false"/>
      <style:paragraph-properties style:writing-mode="lr-tb"/>
    </style:style>
    <style:style style:name="gr57" style:family="graphic" style:parent-style-name="standard">
      <style:graphic-properties draw:fill-color="#030d11" draw:textarea-horizontal-align="justify" draw:textarea-vertical-align="middle" draw:auto-grow-height="false" fo:min-height="9.75cm" fo:min-width="14.097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35cm" draw:marker-start-width="0.252cm" draw:marker-end-width="0.252cm" draw:fill="solid" draw:fill-color="#158466" loext:fill-use-slide-background="false" draw:opacity="100%" draw:textarea-horizontal-align="justify" draw:textarea-vertical-align="middle" draw:auto-grow-height="false" fo:min-height="0.729cm" fo:min-width="13.40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35cm" draw:marker-start-width="0.252cm" draw:marker-end-width="0.252cm" draw:fill="none" draw:fill-color="#0a2a39" loext:fill-use-slide-background="false" draw:opacity="100%" draw:textarea-horizontal-align="justify" draw:textarea-vertical-align="middle" draw:auto-grow-height="false" fo:min-height="0.729cm" fo:min-width="26.676cm" fo:padding-top="0.142cm" fo:padding-bottom="0.142cm" fo:padding-left="0.267cm" fo:padding-right="0.267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030d11" draw:textarea-horizontal-align="justify" draw:textarea-vertical-align="top" draw:auto-grow-height="false" fo:min-height="10.318cm" fo:min-width="4.255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0.786cm" fo:min-width="0.48cm" fo:wrap-option="wrap" loext:decorative="false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63" style:family="graphic" style:parent-style-name="standard">
      <style:graphic-properties draw:fill-color="#f44336" draw:textarea-horizontal-align="justify" draw:textarea-vertical-align="middle" draw:auto-grow-height="false" fo:min-height="0.661cm" fo:min-width="0.498cm" style:writing-mode="lr-tb" loext:decorative="false"/>
      <style:paragraph-properties style:writing-mode="lr-tb"/>
    </style:style>
    <style:style style:name="gr64" style:family="graphic" style:parent-style-name="objectwithoutfill">
      <style:graphic-properties svg:stroke-width="0.081cm" svg:stroke-color="#ddddd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3.638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56cm" fo:min-width="3.805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5.718cm" fo:min-width="10.8cm" fo:padding-top="0.165cm" fo:padding-bottom="0.165cm" fo:padding-left="0.29cm" fo:padding-right="0.2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48cm" loext:decorative="false"/>
      <style:paragraph-properties style:writing-mode="lr-tb"/>
    </style:style>
    <style:style style:name="gr69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786cm" fo:min-width="2.64cm" fo:padding-top="0.165cm" fo:padding-bottom="0.165cm" fo:padding-left="0.29cm" fo:padding-right="0.29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71" style:family="graphic" style:parent-style-name="standard">
      <style:graphic-properties draw:fill-color="#030d11" draw:textarea-horizontal-align="justify" draw:textarea-vertical-align="middle" draw:auto-grow-height="false" fo:min-height="13.548cm" fo:min-width="13.687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030d11" draw:textarea-horizontal-align="justify" draw:textarea-vertical-align="top" draw:auto-grow-height="false" fo:min-height="14.438cm" fo:min-width="4.25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1.543cm" fo:min-width="3.743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0a2a39" draw:opacity="100%" draw:textarea-horizontal-align="justify" draw:textarea-vertical-align="top" draw:auto-grow-height="false" fo:min-height="3.538cm" fo:min-width="3.527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top" draw:auto-grow-height="false" fo:min-height="0.317cm" fo:min-width="3.472cm" fo:padding-top="0.165cm" fo:padding-bottom="0.165cm" fo:padding-left="0.29cm" fo:padding-right="0.29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393cm" fo:min-width="3.462cm" fo:padding-top="0.165cm" fo:padding-bottom="0.165cm" fo:padding-left="0.29cm" fo:padding-right="0.29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4.3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7cm" loext:decorative="false"/>
      <style:paragraph-properties style:writing-mode="lr-tb"/>
    </style:style>
    <style:style style:name="gr81" style:family="graphic" style:parent-style-name="standard">
      <style:graphic-properties draw:fill-color="#030d11" draw:textarea-horizontal-align="justify" draw:textarea-vertical-align="middle" draw:auto-grow-height="false" fo:min-height="9.75cm" fo:min-width="16.636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030d11" draw:textarea-horizontal-align="justify" draw:textarea-vertical-align="top" draw:auto-grow-height="false" fo:min-height="13.057cm" fo:min-width="13.112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030d11" draw:textarea-horizontal-align="justify" draw:textarea-vertical-align="top" draw:auto-grow-height="false" fo:min-height="12.161cm" fo:min-width="4.25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2.038cm" fo:min-width="3.526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030d11" draw:textarea-horizontal-align="justify" draw:textarea-vertical-align="top" draw:auto-grow-height="false" fo:min-height="11.276cm" fo:min-width="13.304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88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8.01cm" fo:min-width="25.436cm" draw:shadow-opacity="50%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draw:fill="solid" draw:fill-color="#283593" draw:opacity="100%" draw:textarea-horizontal-align="justify" draw:textarea-vertical-align="top" draw:auto-grow-height="false" fo:min-height="8.01cm" fo:min-width="25.436cm" draw:shadow-opacity="50%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5.745cm" fo:min-width="4.236cm" draw:shadow-opacity="50%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000000" draw:opacity="70%" draw:textarea-horizontal-align="justify" draw:textarea-vertical-align="top" draw:auto-grow-height="false" fo:min-height="5.745cm" fo:min-width="4.236cm" draw:shadow-opacity="50%" style:writing-mode="lr-tb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5.7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3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0000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6b5e9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style:paragraph-properties fo:text-align="center"/>
      <style:text-properties style:font-name="Arial1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778899" draw:opacity="50%"/>
      <style:paragraph-properties fo:text-align="center" style:writing-mode="lr-tb"/>
      <style:text-properties style:font-name="Arial1"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1c1c1c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55308d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8" style:family="paragraph">
      <loext:graphic-properties draw:fill="solid" draw:fill-color="#333333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1" style:family="paragraph">
      <loext:graphic-properties draw:fill="solid" draw:fill-color="#cccccc"/>
      <style:paragraph-properties fo:text-align="center" style:writing-mode="lr-tb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2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00a933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text-align="center"/>
      <style:text-properties style:font-name="Arial1"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fffff"/>
      <style:paragraph-properties fo:margin-top="0.42cm" fo:margin-bottom="0.35cm"/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>
      <loext:graphic-properties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fo:text-align="center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0" style:family="paragraph">
      <loext:graphic-properties draw:fill-color="#0a2a39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1c1c1c" draw:opacity="5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fo:text-align="center"/>
      <style:text-properties style:font-name="Segoe UI"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-color="#263238"/>
      <style:paragraph-properties fo:text-align="center" style:writing-mode="lr-tb"/>
    </style:style>
    <style:style style:name="P34" style:family="paragraph">
      <style:paragraph-properties fo:text-align="center"/>
      <style:text-properties style:font-name="Arial1" fo:font-size="18pt"/>
    </style:style>
    <style:style style:name="P35" style:family="paragraph">
      <loext:graphic-properties draw:fill-color="#fafafa"/>
      <style:paragraph-properties fo:text-align="center" style:writing-mode="lr-tb"/>
      <style:text-properties style:font-name="Arial1" fo:font-size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style:font-name="Arial1" fo:font-size="18pt"/>
    </style:style>
    <style:style style:name="P38" style:family="paragraph">
      <loext:graphic-properties draw:fill-color="#ffea00"/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style:font-name="Arial1"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none"/>
      <style:paragraph-properties fo:text-align="center" style:writing-mode="lr-tb"/>
      <style:text-properties fo:font-size="18pt"/>
    </style:style>
    <style:style style:name="P42" style:family="paragraph">
      <style:paragraph-properties fo:text-align="center"/>
      <style:text-properties style:font-name="Arial1" fo:font-size="14pt" style:font-size-asian="14pt" style:font-size-complex="14pt"/>
    </style:style>
    <style:style style:name="P43" style:family="paragraph">
      <loext:graphic-properties draw:fill="none"/>
      <style:paragraph-properties fo:text-align="center" style:writing-mode="lr-tb"/>
      <style:text-properties style:font-name="Arial1" fo:font-size="14pt" style:font-size-asian="14pt" style:font-size-complex="14pt"/>
    </style:style>
    <style:style style:name="P44" style:family="paragraph">
      <style:paragraph-properties fo:text-align="center"/>
      <style:text-properties style:font-name="Arial1" fo:font-size="15pt" style:font-size-asian="15pt" style:font-size-complex="15pt"/>
    </style:style>
    <style:style style:name="P45" style:family="paragraph">
      <loext:graphic-properties draw:fill="none"/>
      <style:paragraph-properties fo:text-align="center" style:writing-mode="lr-tb"/>
      <style:text-properties style:font-name="Arial1" fo:font-size="15pt" style:font-size-asian="15pt" style:font-size-complex="15pt"/>
    </style:style>
    <style:style style:name="P46" style:family="paragraph">
      <loext:graphic-properties draw:fill="none" draw:fill-color="#ffffff"/>
      <style:paragraph-properties fo:text-align="center"/>
      <style:text-properties style:font-name="Arial1" fo:font-size="18pt"/>
    </style:style>
    <style:style style:name="P47" style:family="paragraph">
      <style:paragraph-properties fo:text-align="center"/>
      <style:text-properties style:font-name="Arial1" fo:font-size="24pt" style:font-size-asian="24pt" style:font-size-complex="24pt"/>
    </style:style>
    <style:style style:name="P48" style:family="paragraph">
      <loext:graphic-properties draw:fill-color="#030d11"/>
      <style:paragraph-properties fo:text-align="center" style:writing-mode="lr-tb"/>
      <style:text-properties style:font-name="Arial1" fo:font-size="24pt" style:font-size-asian="24pt" style:font-size-complex="24pt"/>
    </style:style>
    <style:style style:name="P4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text-align="center"/>
      <style:text-properties fo:font-size="18pt"/>
    </style:style>
    <style:style style:name="P51" style:family="paragraph">
      <loext:graphic-properties draw:fill="solid"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2" style:family="paragraph">
      <loext:graphic-properties draw:fill="none" draw:fill-color="#0a2a39" draw:opacity="100%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size="36pt" style:font-size-asian="36pt" style:font-size-complex="36pt"/>
    </style:style>
    <style:style style:name="P55" style:family="paragraph">
      <loext:graphic-properties draw:fill-color="#f44336"/>
      <style:paragraph-properties fo:text-align="center" style:writing-mode="lr-tb"/>
      <style:text-properties fo:font-size="36pt" style:font-size-asian="36pt" style:font-size-complex="36pt"/>
    </style:style>
    <style:style style:name="P56" style:family="paragraph">
      <loext:graphic-properties draw:fill="none" draw:fill-color="#030d11"/>
      <style:paragraph-properties fo:text-align="center" style:writing-mode="lr-tb"/>
      <style:text-properties style:font-name="Arial1" fo:font-size="24pt" style:font-size-asian="24pt" style:font-size-complex="24pt"/>
    </style:style>
    <style:style style:name="P57" style:family="paragraph">
      <loext:graphic-properties draw:fill="none" draw:fill-color="#ffffff"/>
      <style:text-properties fo:font-size="18pt"/>
    </style:style>
    <style:style style:name="P58" style:family="paragraph">
      <loext:graphic-properties draw:fill="solid" draw:fill-color="#000000" draw:opacity="7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Arial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6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62" style:family="paragraph">
      <loext:graphic-properties draw:fill="solid" draw:fill-color="#283593" draw:opacity="100%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Arial1" fo:font-size="40pt" fo:language="en" fo:country="US" style:font-size-asian="40pt" style:language-asian="zxx" style:country-asian="none" style:font-size-complex="40pt" style:language-complex="zxx" style:country-complex="none"/>
    </style:style>
    <style:style style:name="T2" style:family="text"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8pt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7" style:family="text">
      <style:text-properties style:font-name="Arial1" fo:font-size="18pt" fo:language="zxx" fo:country="none" style:language-asian="zxx" style:country-asian="none" style:language-complex="zxx" style:country-complex="none"/>
    </style:style>
    <style:style style:name="T8" style:family="text">
      <style:text-properties style:font-name="Yu Gothic UI Semibold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T10" style:family="text">
      <style:text-properties fo:color="#000000" loext:opacity="100%" style:font-name="Yu Gothic UI Semibold" fo:font-size="11pt" fo:language="en" fo:country="US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Arial1" fo:font-size="14pt" fo:language="en" fo:country="US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Arial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color="#c9211e" loext:opacity="100%" style:font-name="Segoe U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5" style:family="text"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font-name="Segoe UI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font-name="Segoe U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8" style:family="text">
      <style:text-properties style:font-name="Arial1" fo:font-size="18pt"/>
    </style:style>
    <style:style style:name="T19" style:family="text">
      <style:text-properties style:font-name="Arial1" fo:font-size="12pt" style:font-size-asian="12pt" style:font-size-complex="12pt"/>
    </style:style>
    <style:style style:name="T20" style:family="text">
      <style:text-properties fo:font-size="18pt"/>
    </style:style>
    <style:style style:name="T21" style:family="text">
      <style:text-properties style:font-name="Arial1" fo:font-size="15pt" style:font-size-asian="15pt" style:font-size-complex="15pt"/>
    </style:style>
    <style:style style:name="T22" style:family="text">
      <style:text-properties style:font-name="Arial1" fo:font-size="16pt" style:font-size-asian="16pt" style:font-size-complex="16pt"/>
    </style:style>
    <style:style style:name="T23" style:family="text">
      <style:text-properties style:font-name="Arial1" fo:font-size="24pt" style:font-size-asian="24pt" style:font-size-complex="24pt"/>
    </style:style>
    <style:style style:name="T24" style:family="text">
      <style:text-properties style:font-name="Arial1" fo:font-size="20pt" style:font-size-asian="20pt" style:font-size-complex="20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c9211e" loext:opacity="100%" fo:font-size="15pt" style:font-size-asian="15pt" style:font-size-complex="15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9e9e9e" loext:opacity="100%" fo:font-size="18pt"/>
    </style:style>
    <style:style style:name="T29" style:family="text">
      <style:text-properties style:font-name="Arial1" fo:font-size="18pt" style:font-size-asian="18pt" style:font-size-complex="18pt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style:text-line-through-style="solid" style:text-line-through-type="single" fo:font-size="18pt" fo:text-shadow="none"/>
    </style:style>
    <style:style style:name="T32" style:family="text">
      <style:text-properties style:text-line-through-style="solid" style:text-line-through-type="single" fo:font-size="18pt"/>
    </style:style>
    <style:style style:name="T33" style:family="text">
      <style:text-properties fo:font-size="18pt" style:text-underline-style="solid" style:text-underline-width="auto" style:text-underline-color="font-color"/>
    </style:style>
    <style:style style:name="T34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font-name="Bahnschrift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6" style:family="text">
      <style:text-properties style:font-name="Arial1" fo:font-size="22pt" style:font-size-asian="22pt" style:font-size-complex="2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Arial1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language="zxx" fo:country="non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Lucida 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5pt" fo:language="zxx" fo:country="none" fo:font-style="normal" fo:text-shadow="none" style:text-underline-style="none" fo:font-weight="normal" style:letter-kerning="true" style:font-name-asian="Microsoft YaHei" style:font-size-asian="15pt" style:language-asian="zxx" style:country-asian="none" style:font-style-asian="normal" style:font-weight-asian="normal" style:font-name-complex="Lucida Sans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1" fo:font-size="15pt" fo:language="zxx" fo:country="non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44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1" draw:layer="layout" svg:width="27.991cm" svg:height="15.748cm" svg:x="0cm" svg:y="0cm" presentation:class="subtitle" presentation:user-transformed="true">
          <draw:text-box>
            <text:p xml:id="id15" text:id="id15"><text:span text:style-name="T1">Watch</text:span><text:span text:style-name="T2"> Animes </text:span><text:span text:style-name="T1">Offline</text:span><text:span text:style-name="T2"> possible ?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 xml:id="id17" text:id="id17"><text:span text:style-name="T3">Let's start with a preview !</text:span>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p xml:id="id18" text:id="id18" text:style-name="P4"><text:span text:style-name="T3">In this section, you'll see an overview of the website with full explanations in the comments section for each page and object.</text:span></text:p>
          </draw:text-box>
        </draw:frame>
        <draw:custom-shape draw:style-name="gr2" draw:text-style-name="P5" draw:layer="layout" svg:width="1.5cm" svg:height="1.5cm" svg:x="2.587cm" svg:y="10.05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6" draw:layer="layout" svg:width="3.765cm" svg:height="2.5cm" svg:x="3.956cm" svg:y="9.84cm">
          <draw:text-box>
            <text:p><text:span text:style-name="T4">Represent an image or icon.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9" draw:id="id19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Feature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Possibility to sign-up with cryptos !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20" draw:id="id20">
        <office:forms form:automatic-focus="false" form:apply-design-mode="false"/>
        <draw:custom-shape draw:name="navbar 1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anner" draw:style-name="gr5" draw:text-style-name="P9" draw:layer="layout" svg:width="17.784cm" svg:height="5.5cm" svg:x="4.359cm" svg:y="2cm">
          <text:p text:style-name="P5">B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875cm" svg:height="1.945cm" svg:x="0.499cm" svg:y="0.076cm">
          <draw:text-box>
            <text:p text:style-name="P10"><text:span text:style-name="T5">OFFANIME</text:span><text:span text:style-name="T6"> / Home</text:span></text:p>
          </draw:text-box>
        </draw:frame>
        <draw:custom-shape draw:style-name="gr7" draw:text-style-name="P13" draw:layer="layout" svg:width="7.93cm" svg:height="1.327cm" svg:x="10cm" svg:y="0.325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6.4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1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xml:id="id2" draw:id="id2" draw:layer="layout" svg:width="0.552cm" svg:height="0.55cm" svg:x="6.652cm" svg:y="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0.551cm" svg:height="0.55cm" svg:x="8.30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8" draw:id="id8" draw:layer="layout" svg:width="0.552cm" svg:height="0.55cm" svg:x="4.99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" draw:id="id3" draw:layer="layout" svg:width="0.552cm" svg:height="0.55cm" svg:x="9.41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0.552cm" svg:height="0.55cm" svg:x="6.652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" draw:id="id5" draw:layer="layout" svg:width="0.552cm" svg:height="0.55cm" svg:x="4.998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0.552cm" svg:height="0.55cm" svg:x="7.204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0.552cm" svg:height="0.55cm" svg:x="9.41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9" draw:id="id9" draw:layer="layout" svg:width="0.552cm" svg:height="0.55cm" svg:x="17.683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3" draw:id="id13" draw:layer="layout" svg:width="0.552cm" svg:height="0.55cm" svg:x="17.683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0" draw:id="id10" draw:layer="layout" svg:width="0.552cm" svg:height="0.55cm" svg:x="15.477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1" draw:id="id11" draw:layer="layout" svg:width="0.552cm" svg:height="0.55cm" svg:x="15.477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552cm" svg:height="0.55cm" svg:x="20.441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928cm" svg:y1="5.299cm" svg:x2="6.928cm" svg:y2="2.549cm" draw:start-shape="id1" draw:start-glue-point="4" draw:end-shape="id2" draw:end-glue-point="8" svg:d="M6928 5299v-2750" svg:viewBox="0 0 1 2751">
          <text:p/>
        </draw:connector>
        <draw:connector draw:style-name="gr10" draw:text-style-name="P5" draw:layer="layout" svg:x1="9.41cm" svg:y1="5.024cm" svg:x2="7.204cm" svg:y2="5.574cm" draw:start-shape="id3" draw:start-glue-point="6" draw:end-shape="id1" draw:end-glue-point="10" svg:d="M9410 5024h-1102v550h-1104" svg:viewBox="0 0 2207 551">
          <text:p/>
        </draw:connector>
        <draw:connector draw:style-name="gr10" draw:text-style-name="P5" draw:layer="layout" svg:x1="7.48cm" svg:y1="6.949cm" svg:x2="6.928cm" svg:y2="5.849cm" draw:start-shape="id4" draw:start-glue-point="4" draw:end-shape="id1" draw:end-glue-point="8" svg:d="M7480 6949v-549h-552v-551" svg:viewBox="0 0 553 1101">
          <text:p/>
        </draw:connector>
        <draw:connector draw:style-name="gr10" draw:text-style-name="P5" draw:layer="layout" svg:x1="6.652cm" svg:y1="5.574cm" svg:x2="5.55cm" svg:y2="5.574cm" draw:start-shape="id1" draw:start-glue-point="6" draw:end-shape="id5" draw:end-glue-point="10" svg:d="M6652 5574h-1102" svg:viewBox="0 0 1103 1">
          <text:p/>
        </draw:connector>
        <draw:connector draw:style-name="gr11" draw:text-style-name="P5" draw:layer="layout" svg:x1="7.124cm" svg:y1="5.769cm" svg:x2="9.49cm" svg:y2="7.029cm" draw:start-shape="id1" draw:start-glue-point="9" draw:end-shape="id6" draw:end-glue-point="5" svg:d="M7124 5769h1184v1260h1182" svg:viewBox="0 0 2367 1261">
          <text:p/>
        </draw:connector>
        <draw:connector draw:style-name="gr10" draw:text-style-name="P5" draw:layer="layout" svg:x1="8.388cm" svg:y1="3.569cm" svg:x2="7.124cm" svg:y2="5.379cm" draw:start-shape="id7" draw:start-glue-point="7" draw:end-shape="id1" draw:end-glue-point="11" svg:d="M8388 3569v906h-1264v904" svg:viewBox="0 0 1265 1811">
          <text:p/>
        </draw:connector>
        <draw:connector draw:style-name="gr11" draw:text-style-name="P5" draw:layer="layout" svg:x1="6.732cm" svg:y1="2.469cm" svg:x2="5.47cm" svg:y2="3.179cm" draw:start-shape="id2" draw:start-glue-point="7" draw:end-shape="id8" draw:end-glue-point="11" svg:d="M6732 2469h-630v710h-632" svg:viewBox="0 0 1263 711">
          <text:p/>
        </draw:connector>
        <draw:connector draw:style-name="gr11" draw:text-style-name="P5" draw:layer="layout" svg:x1="17.683cm" svg:y1="5.574cm" svg:x2="7.204cm" svg:y2="5.574cm" draw:start-shape="id9" draw:start-glue-point="6" draw:end-shape="id1" draw:end-glue-point="10" svg:d="M17683 5574h-10479" svg:viewBox="0 0 10480 1">
          <text:p/>
        </draw:connector>
        <draw:connector draw:style-name="gr11" draw:text-style-name="P5" draw:layer="layout" svg:x1="16.029cm" svg:y1="4.474cm" svg:x2="17.763cm" svg:y2="5.379cm" draw:start-shape="id10" draw:start-glue-point="10" draw:end-shape="id9" draw:end-glue-point="5" svg:d="M16029 4474h828v905h906" svg:viewBox="0 0 1735 906">
          <text:p/>
        </draw:connector>
        <draw:connector draw:style-name="gr11" draw:text-style-name="P5" draw:layer="layout" svg:x1="16.029cm" svg:y1="6.124cm" svg:x2="17.763cm" svg:y2="5.769cm" draw:start-shape="id11" draw:start-glue-point="10" draw:end-shape="id9" draw:end-glue-point="7" svg:d="M16029 6124h828v-355h906" svg:viewBox="0 0 1735 356">
          <text:p/>
        </draw:connector>
        <draw:connector draw:style-name="gr11" draw:text-style-name="P5" draw:layer="layout" svg:x1="20.441cm" svg:y1="4.474cm" svg:x2="18.235cm" svg:y2="5.574cm" draw:start-shape="id12" draw:start-glue-point="6" draw:end-shape="id9" draw:end-glue-point="10" svg:d="M20441 4474h-1102v1100h-1104" svg:viewBox="0 0 2207 1101">
          <text:p/>
        </draw:connector>
        <draw:connector draw:style-name="gr11" draw:text-style-name="P5" draw:layer="layout" svg:x1="15.949cm" svg:y1="4.279cm" svg:x2="17.683cm" svg:y2="3.374cm" draw:start-shape="id10" draw:start-glue-point="11" draw:end-shape="id13" draw:end-glue-point="6" svg:d="M15949 4279h908v-905h826" svg:viewBox="0 0 1735 906">
          <text:p/>
        </draw:connector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3" draw:text-style-name="P14" draw:layer="layout" svg:width="17.494cm" svg:height="7.499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7.494cm" svg:height="1.5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2.999cm" svg:height="1.5cm" svg:x="6.497cm" svg:y="7.998cm">
          <draw:text-box>
            <text:p text:style-name="P16"><text:span text:style-name="T8">Account</text:span></text:p>
          </draw:text-box>
        </draw:frame>
        <draw:custom-shape draw:style-name="gr8" draw:text-style-name="P5" draw:layer="layout" svg:width="1cm" svg:height="1cm" svg:x="5.4cm" svg:y="8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8" draw:layer="layout" svg:width="7.498cm" svg:height="4.499cm" svg:x="9.996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2.499cm" svg:height="1.098cm" svg:x="12.495cm" svg:y="9.998cm">
          <draw:text-box>
            <text:p text:style-name="P4"><text:span text:style-name="T9">Login</text:span></text:p>
          </draw:text-box>
        </draw:frame>
        <draw:custom-shape draw:style-name="gr18" draw:text-style-name="P21" draw:layer="layout" svg:width="3.499cm" svg:height="0.5cm" svg:x="11.996cm" svg:y="11.498cm">
          <text:p text:style-name="P20"><text:span text:style-name="T10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3.499cm" svg:height="0.5cm" svg:x="11.996cm" svg:y="12.498cm">
          <text:p text:style-name="P20"><text:span text:style-name="T10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1.6cm" svg:height="1cm" svg:x="15.5cm" svg:y="13cm">
          <text:p text:style-name="P22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3.493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5" draw:style-name="dp5" draw:master-page-name="Standard" xml:id="id21" draw:id="id21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21" draw:text-style-name="P14" draw:layer="layout" svg:width="20.5cm" svg:height="7.999cm" svg:x="3.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0.5cm" svg:x2="24cm" svg:y2="10.5cm">
          <text:p/>
        </draw:line>
        <draw:frame draw:style-name="gr17" draw:text-style-name="P25" draw:layer="layout" svg:width="27.991cm" svg:height="1.098cm" svg:x="0cm" svg:y="14.65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fan in 🇫🇷</text:span></text:p>
          </draw:text-box>
        </draw:frame>
        <draw:frame draw:style-name="gr22" draw:text-style-name="P27" draw:layer="layout" svg:width="6.789cm" svg:height="0.742cm" svg:x="0cm" svg:y="15.006cm">
          <draw:text-box>
            <text:p text:style-name="P26"><text:span text:style-name="T14">2024 Offanime - No rights reserved. </text:span></text:p>
          </draw:text-box>
        </draw:frame>
        <draw:custom-shape draw:style-name="gr23" draw:text-style-name="P14" draw:layer="layout" svg:width="3.5cm" svg:height="7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2.5cm" svg:height="1cm" svg:x="4.5cm" svg:y="3.5cm">
          <text:p text:style-name="P22"><text:span text:style-name="T4">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24" draw:layer="layout" svg:x1="4cm" svg:y1="3cm" svg:x2="7.5cm" svg:y2="3cm">
          <text:p/>
        </draw:line>
        <draw:frame draw:style-name="gr26" draw:text-style-name="P29" draw:layer="layout" svg:width="3.5cm" svg:height="1cm" svg:x="4cm" svg:y="2cm">
          <draw:text-box>
            <text:p text:style-name="P4"><text:span text:style-name="T15">Filtre</text:span></text:p>
          </draw:text-box>
        </draw:frame>
        <draw:custom-shape draw:style-name="gr27" draw:text-style-name="P30" draw:layer="layout" svg:width="2.5cm" svg:height="1cm" svg:x="4.5cm" svg:y="4.8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6.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7.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8.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8.8cm" svg:y1="7.5cm" svg:x2="11.3cm" svg:y2="7.5cm">
          <text:p/>
        </draw:line>
        <draw:line draw:style-name="gr30" draw:text-style-name="P24" draw:layer="layout" svg:x1="9cm" svg:y1="8cm" svg:x2="11cm" svg:y2="8cm">
          <text:p/>
        </draw:line>
        <draw:custom-shape draw:style-name="gr28" draw:text-style-name="P31" draw:layer="layout" svg:width="3cm" svg:height="5cm" svg:x="12.361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6.26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9.909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12.531cm" svg:y1="7.457cm" svg:x2="15.031cm" svg:y2="7.457cm">
          <text:p/>
        </draw:line>
        <draw:line draw:style-name="gr29" draw:text-style-name="P24" draw:layer="layout" svg:x1="16.434cm" svg:y1="7.435cm" svg:x2="18.934cm" svg:y2="7.435cm">
          <text:p/>
        </draw:line>
        <draw:line draw:style-name="gr29" draw:text-style-name="P24" draw:layer="layout" svg:x1="20.251cm" svg:y1="7.348cm" svg:x2="22.751cm" svg:y2="7.348cm">
          <text:p/>
        </draw:line>
        <draw:line draw:style-name="gr29" draw:text-style-name="P24" draw:layer="layout" svg:x1="13.094cm" svg:y1="7.826cm" svg:x2="14.531cm" svg:y2="7.826cm">
          <text:p/>
        </draw:line>
        <draw:line draw:style-name="gr29" draw:text-style-name="P24" draw:layer="layout" svg:x1="17.107cm" svg:y1="7.804cm" svg:x2="18.13cm" svg:y2="7.804cm">
          <text:p/>
        </draw:line>
        <draw:line draw:style-name="gr30" draw:text-style-name="P24" draw:layer="layout" svg:x1="13.403cm" svg:y1="8.238cm" svg:x2="14.162cm" svg:y2="8.238cm">
          <text:p/>
        </draw:line>
        <draw:line draw:style-name="gr30" draw:text-style-name="P24" draw:layer="layout" svg:x1="16.981cm" svg:y1="8.109cm" svg:x2="18.286cm" svg:y2="8.109cm">
          <text:p/>
        </draw:line>
        <draw:line draw:style-name="gr30" draw:text-style-name="P24" draw:layer="layout" svg:x1="20.689cm" svg:y1="7.761cm" svg:x2="22.32cm" svg:y2="7.761cm">
          <text:p/>
        </draw:line>
        <draw:frame draw:style-name="gr31" draw:text-style-name="P32" draw:layer="layout" svg:width="5.573cm" svg:height="2.571cm" svg:x="2.668cm" svg:y="10.908cm">
          <draw:text-box>
            <text:p text:style-name="P4"><text:span text:style-name="T16">Who are we ?</text:span></text:p>
            <text:p text:style-name="P4"><text:span text:style-name="T17">Offanime is a listing and cataloguing site, created by zwaygo animation enthusiasts.</text:span></text:p>
          </draw:text-box>
        </draw:frame>
        <draw:frame draw:style-name="gr32" draw:text-style-name="P32" draw:layer="layout" svg:width="8.197cm" svg:height="4.044cm" svg:x="8.241cm" svg:y="10.908cm">
          <draw:text-box>
            <text:p text:style-name="P4"><text:span text:style-name="T16">Legal ?</text:span></text:p>
            <text:p text:style-name="P4"><text:span text:style-name="T17">Offanime does not host any videos on its server. Please contact the video-hosting platform directly for any rights claims relating to the content in question.</text:span></text:p>
          </draw:text-box>
        </draw:frame>
        <draw:frame draw:style-name="gr32" draw:text-style-name="P32" draw:layer="layout" svg:width="8.197cm" svg:height="4.044cm" svg:x="17.828cm" svg:y="10.886cm">
          <draw:text-box>
            <text:p text:style-name="P4"><text:span text:style-name="T16">Support</text:span></text:p>
            <text:p text:style-name="P4"><text:span text:style-name="T16"/></text:p>
            <text:p text:style-name="P4"><text:span text:style-name="T17">example@mail.com</text:span></text:p>
          </draw:text-box>
        </draw:frame>
        <draw:custom-shape draw:style-name="gr33" draw:text-style-name="P5" draw:layer="layout" svg:width="0.595cm" svg:height="0.582cm" svg:x="20.083cm" svg:y="12.02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0.87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1.62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2.381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3.184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xml:id="id22" draw:id="id22">
        <office:forms form:automatic-focus="false" form:apply-design-mode="false"/>
        <draw:custom-shape draw:name="navbar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344cm" svg:height="1.945cm" svg:x="0.5cm" svg:y="0.076cm">
          <draw:text-box>
            <text:p text:style-name="P10"><text:span text:style-name="T5">OFFANIME</text:span><text:span text:style-name="T6"> / Anime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4" draw:text-style-name="P33" draw:layer="layout" svg:width="10.171cm" svg:height="13.12cm" svg:x="0.521cm" svg:y="2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2.732cm" svg:height="2.732cm" svg:x="0.716cm" svg:y="2.733cm">
          <text:p text:style-name="P34"><text:span text:style-name="T18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6" draw:layer="layout" svg:x1="0.521cm" svg:y1="5.769cm" svg:x2="10.692cm" svg:y2="5.725cm">
          <text:p/>
        </draw:line>
        <draw:custom-shape draw:style-name="gr37" draw:text-style-name="P5" draw:layer="layout" svg:width="0.768cm" svg:height="0.799cm" svg:x="9.391cm" svg:y="2.866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8" draw:text-style-name="P37" draw:layer="layout" svg:width="4.814cm" svg:height="2.19cm" svg:x="4.034cm" svg:y="2.819cm">
          <draw:text-box>
            <text:p><text:span text:style-name="T18">Background of anime</text:span></text:p>
          </draw:text-box>
        </draw:frame>
        <draw:frame draw:style-name="gr39" draw:text-style-name="P37" draw:layer="layout" svg:width="6.051cm" svg:height="1.757cm" svg:x="0.802cm" svg:y="6.007cm">
          <draw:text-box>
            <text:p><text:span text:style-name="T18">Anime name</text:span></text:p>
            <text:p><text:span text:style-name="T19">Second name</text:span></text:p>
          </draw:text-box>
        </draw:frame>
        <draw:custom-shape draw:style-name="gr40" draw:text-style-name="P36" draw:layer="layout" svg:width="5.358cm" svg:height="1.302cm" svg:x="5.052cm" svg:y="6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draw:layer="layout" svg:width="0.954cm" svg:height="0.911cm" svg:x="5.205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6.16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7.114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8.068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9.022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2" draw:text-style-name="P39" draw:layer="layout" svg:width="9.76cm" svg:height="2.667cm" svg:x="0.672cm" svg:y="7.764cm">
          <text:p text:style-name="P34"><text:span text:style-name="T18">details/synop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0.63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3.08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5.597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draw:layer="layout" svg:width="2.276cm" svg:height="1.041cm" svg:x="8.071cm" svg:y="10.669cm">
          <text:p text:style-name="P40"><text:span text:style-name="T2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36" draw:layer="layout" svg:x1="0.521cm" svg:y1="13.49cm" svg:x2="10.692cm" svg:y2="13.446cm">
          <text:p/>
        </draw:line>
        <draw:custom-shape draw:style-name="gr43" draw:text-style-name="P39" draw:layer="layout" svg:width="2.276cm" svg:height="1.041cm" svg:x="1.022cm" svg:y="13.749cm">
          <text:p text:style-name="P34"><text:span text:style-name="T18">l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draw:layer="layout" svg:width="2.859cm" svg:height="1.063cm" svg:x="3.517cm" svg:y="13.727cm">
          <text:p text:style-name="P42"><text:span text:style-name="T21">watch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2.859cm" svg:height="1.063cm" svg:x="6.727cm" svg:y="13.727cm">
          <text:p text:style-name="P44"><text:span text:style-name="T22">Favo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6" draw:layer="layout" svg:width="4.056cm" svg:height="1.106cm" svg:x="3.513cm" svg:y="12.058cm">
          <draw:text-box>
            <text:p text:style-name="P4"><text:span text:style-name="T18">More info</text:span></text:p>
          </draw:text-box>
        </draw:frame>
        <draw:custom-shape draw:style-name="gr46" draw:text-style-name="P48" draw:layer="layout" svg:width="16.114cm" svg:height="13.185cm" svg:x="11.646cm" svg:y="2.299cm">
          <text:p text:style-name="P47"><text:span text:style-name="T23">Guide like unmineable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11.017cm" svg:height="0.976cm" svg:x="13.75cm" svg:y="2.515cm">
          <draw:text-box>
            <text:p><text:span text:style-name="T18">Start / Language / Format / (episode)</text:span></text:p>
          </draw:text-box>
        </draw:frame>
        <anim:par presentation:node-type="timing-root">
          <anim:par smil:begin="id2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xml:id="id23" draw:id="id23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48" draw:text-style-name="P48" draw:layer="layout" svg:width="18.283cm" svg:height="11.536cm" svg:x="6.962cm" svg:y="2.5cm">
          <text:p text:style-name="P47"><text:span text:style-name="T23">First epis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8.698cm" svg:y="0.76cm">
          <text:p text:style-name="P47"><text:span text:style-name="T23">Previ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8.393cm" svg:y="0.738cm">
          <text:p text:style-name="P47"><text:span text:style-name="T23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3.535cm" svg:y="0.738cm">
          <text:p text:style-name="P47"><text:span text:style-name="T23">L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4.9cm" svg:x2="24cm" svg:y2="14.9cm">
          <text:p/>
        </draw:line>
        <draw:custom-shape draw:style-name="gr50" draw:text-style-name="P48" draw:layer="layout" svg:width="4.511cm" svg:height="11.536cm" svg:x="2.061cm" svg:y="2.5cm">
          <text:p text:style-name="P47"><text:span text:style-name="T23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draw:layer="layout" svg:width="3.197cm" svg:height="1.378cm" svg:x="2.593cm" svg:y="3.99cm">
          <text:p text:style-name="P22"><text:span text:style-name="T4">Si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592cm" svg:y="5.58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58cm" svg:y="7.27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4cm" svg:y="8.965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5cm" svg:y="10.656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8" draw:layer="layout" svg:width="4.926cm" svg:height="1.387cm" svg:x="3.036cm" svg:y="0.803cm">
          <text:p text:style-name="P47"><text:span text:style-name="T24">Episode 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702cm" svg:y="12.28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xml:id="id24" draw:id="id24">
        <office:forms form:automatic-focus="false" form:apply-design-mode="false"/>
        <draw:custom-shape draw:style-name="gr54" draw:text-style-name="P48" draw:layer="layout" svg:width="6.636cm" svg:height="3.948cm" svg:x="3.6cm" svg:y="2.233cm">
          <svg:title>how effect show the name</svg:title>
          <svg:desc>how effect show the name</svg:desc>
          <text:p text:style-name="P47"><text:span text:style-name="T23">An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652cm" svg:y1="11.257cm" svg:x2="24.152cm" svg:y2="11.257cm">
          <text:p/>
        </draw:line>
        <draw:frame draw:style-name="gr55" draw:text-style-name="P50" draw:layer="layout" svg:width="5.834cm" svg:height="1.453cm" svg:x="10.691cm" svg:y="0.324cm">
          <draw:text-box>
            <text:p text:style-name="P4"><text:span text:style-name="T20">Similar anime’s :</text:span></text:p>
          </draw:text-box>
        </draw:frame>
        <draw:custom-shape draw:style-name="gr54" draw:text-style-name="P48" draw:layer="layout" svg:width="6.636cm" svg:height="3.948cm" svg:x="10.389cm" svg:y="2.19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417cm" svg:y="2.30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504cm" svg:y="6.813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0.435cm" svg:y="6.704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3.429cm" svg:y="6.66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0" draw:layer="layout" svg:width="27.991cm" svg:height="0.958cm" svg:x="0cm" svg:y="14.79cm">
          <draw:text-box>
            <text:p text:style-name="P4"><text:span text:style-name="T25">Make with </text:span><text:span text:style-name="T26">❤️</text:span><text:span text:style-name="T25"> in Europe.</text:span></text:p>
          </draw:text-box>
        </draw:frame>
        <anim:par presentation:node-type="timing-root">
          <anim:par smil:begin="id2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8:50:09</dc:date>
          <text:p>how effect show the name</text:p>
        </officeooo:annotation>
      </draw:page>
      <draw:page draw:name="page9" draw:style-name="dp5" draw:master-page-name="Standard" xml:id="id25" draw:id="id25">
        <office:forms form:automatic-focus="false" form:apply-design-mode="false"/>
        <draw:custom-shape draw:name="navbar 2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Settings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7" draw:text-style-name="P48" draw:layer="layout" svg:width="15.679cm" svg:height="11.082cm" svg:x="8.523cm" svg:y="4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1" draw:layer="layout" svg:width="14.01cm" svg:height="1.085cm" svg:x="13.641cm" svg:y="2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draw:layer="layout" svg:width="27.282cm" svg:height="1.085cm" svg:x="0.369cm" svg:y="2.168cm">
          <text:p text:style-name="P40"><text:span text:style-name="T20">Log i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/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8" draw:layer="layout" svg:width="5.269cm" svg:height="11.082cm" svg:x="2.473cm" svg:y="4.36cm">
          <text:p text:style-name="P47"><text:span text:style-name="T23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1.7cm" svg:height="1.756cm" svg:x="9.405cm" svg:y="4.902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62" draw:text-style-name="P53" draw:layer="layout" svg:width="7.959cm" svg:height="1.673cm" svg:x="12.579cm" svg:y="5.095cm">
          <draw:text-box>
            <text:p text:style-name="P4"><text:span text:style-name="T27">Username</text:span></text:p>
          </draw:text-box>
        </draw:frame>
        <draw:custom-shape draw:style-name="gr63" draw:text-style-name="P55" draw:layer="layout" svg:width="1.996cm" svg:height="1.821cm" svg:x="21.21cm" svg:y="4.793cm">
          <text:p text:style-name="P54"><text:span text:style-name="T27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0" draw:text-style-name="P24" draw:layer="layout" svg:x1="11.3cm" svg:y1="6.788cm" svg:x2="21.015cm" svg:y2="6.788cm">
          <text:p/>
        </draw:line>
        <draw:line draw:style-name="gr20" draw:text-style-name="P24" draw:layer="layout" svg:x1="12.014cm" svg:y1="4.967cm" svg:x2="20.212cm" svg:y2="4.967cm">
          <text:p/>
        </draw:line>
        <draw:line draw:style-name="gr64" draw:text-style-name="P24" draw:layer="layout" svg:x1="2.473cm" svg:y1="5.856cm" svg:x2="7.742cm" svg:y2="5.856cm">
          <text:p/>
        </draw:line>
        <draw:custom-shape draw:style-name="gr65" draw:text-style-name="P28" draw:layer="layout" svg:width="4.272cm" svg:height="1.378cm" svg:x="2.95cm" svg:y="6.16cm">
          <text:p text:style-name="P22"><text:span text:style-name="T4">Gener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7.837cm">
          <text:p text:style-name="P22"><text:span text:style-name="T4">Customize <text:s/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272cm" svg:height="1.378cm" svg:x="2.886cm" svg:y="9.413cm">
          <text:p text:style-name="P22"><text:span text:style-name="T4">Re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11.091cm">
          <text:p text:style-name="P22"><text:span text:style-name="T4">Don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3cm" svg:y="12.631cm">
          <text:p text:style-name="P22"><text:span text:style-name="T4">License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10.391cm" svg:y="7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57" draw:layer="layout" svg:width="2.884cm" svg:height="0.998cm" svg:x="14.943cm" svg:y="7.981cm">
          <draw:text-box>
            <text:p><text:span text:style-name="T20">General</text:span></text:p>
          </draw:text-box>
        </draw:frame>
        <draw:custom-shape draw:style-name="gr69" draw:text-style-name="P56" draw:layer="layout" svg:width="3.34cm" svg:height="1.236cm" svg:x="14.639cm" svg:y="7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57" draw:layer="layout" svg:width="10.779cm" svg:height="4.517cm" svg:x="11.017cm" svg:y="9.477cm">
          <draw:text-box>
            <text:p><text:span text:style-name="T20">User : extension </text:span><text:span text:style-name="T28">#XXXX</text:span></text:p>
            <text:p><text:span text:style-name="T20">Password : **************** 👁</text:span></text:p>
            <text:p><text:span text:style-name="T20">Born : ../../….</text:span></text:p>
            <text:p><text:span text:style-name="T20">Sex : m / f </text:span></text:p>
            <text:p><text:span text:style-name="T20"/></text:p>
            <text:p><text:span text:style-name="T20">Auto connect ? N / Y </text:span></text:p>
          </draw:text-box>
        </draw:frame>
        <anim:par presentation:node-type="timing-root">
          <anim:par smil:begin="id2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25:59</dc:date>
          <text:p>Settings are automaticly saved</text:p>
          <text:p/>
        </officeooo:annotation>
      </draw:page>
      <draw:page draw:name="page10" draw:style-name="dp5" draw:master-page-name="Standard" xml:id="id26" draw:id="id26">
        <office:forms form:automatic-focus="false" form:apply-design-mode="false"/>
        <draw:custom-shape draw:style-name="gr71" draw:text-style-name="P48" draw:layer="layout" svg:width="15.679cm" svg:height="15.29cm" svg:x="8.523cm" svg:y="0.0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8" draw:layer="layout" svg:width="5.269cm" svg:height="15.202cm" svg:x="2.473cm" svg:y="0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0" draw:layer="layout" svg:width="4.435cm" svg:height="1.985cm" svg:x="2.7cm" svg:y="0.379cm">
          <text:p text:style-name="P22"><text:span text:style-name="T4">Profile <text:s/>v</text:span></text:p>
          <text:p text:style-name="P22"><text:span text:style-name="T4">Achiv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draw:layer="layout" svg:width="4.435cm" svg:height="4.196cm" svg:x="2.722cm" svg:y="2.658cm">
          <text:p text:style-name="P22"><text:span text:style-name="T4">Stats <text:s/>v</text:span></text:p>
          <text:p text:style-name="P22"><text:span text:style-name="T4">Watch time</text:span></text:p>
          <text:p text:style-name="P22"><text:span text:style-name="T4">Connection</text:span></text:p>
          <text:p text:style-name="P22"><text:span text:style-name="T4">Clicks</text:span></text:p>
          <text:p text:style-name="P22"><text:span text:style-name="T4">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85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3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4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6" draw:layer="layout" svg:width="4.12cm" svg:height="0.801cm" svg:x="2.995cm" svg:y="14.031cm">
          <text:p text:style-name="P47"><text:span text:style-name="T29">Expor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9.894cm" svg:y="0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57" draw:layer="layout" svg:width="3.188cm" svg:height="1.673cm" svg:x="14.142cm" svg:y="0.695cm">
          <draw:text-box>
            <text:p><text:span text:style-name="T20">Recovery</text:span></text:p>
          </draw:text-box>
        </draw:frame>
        <draw:custom-shape draw:style-name="gr69" draw:text-style-name="P56" draw:layer="layout" svg:width="3.34cm" svg:height="1.236cm" svg:x="14.142cm" svg:y="0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7" draw:layer="layout" svg:width="10.779cm" svg:height="5.228cm" svg:x="10.52cm" svg:y="1.909cm">
          <draw:text-box>
            <text:p><text:span text:style-name="T20">Mail : don’t use temp mail 🔒</text:span></text:p>
            <text:p><text:span text:style-name="T20">Mail : encrypt your mail 🔒</text:span></text:p>
            <text:p><text:span text:style-name="T20">Phone : ** ** ** ** **</text:span></text:p>
            <text:p><text:span text:style-name="T20">2FA : show 📁</text:span></text:p>
            <text:p><text:span text:style-name="T20">12 words : show 📁</text:span></text:p>
            <text:p><text:span text:style-name="T20">Unique password : show 📁</text:span></text:p>
            <text:p><text:span text:style-name="T20">Custom password : show 📁🔒</text:span></text:p>
          </draw:text-box>
        </draw:frame>
        <anim:par presentation:node-type="timing-root">
          <anim:par smil:begin="id2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37:03</dc:date>
          <text:p>Folder icon is a qr code icon</text:p>
          <text:p>The custom password need to be more than 22 carcater with xX-1</text:p>
          <text:p/>
        </officeooo:annotation>
      </draw:page>
      <draw:page draw:name="page11" draw:style-name="dp5" draw:master-page-name="Standard" xml:id="id27" draw:id="id27">
        <office:forms form:automatic-focus="false" form:apply-design-mode="false"/>
        <draw:line draw:style-name="gr20" draw:text-style-name="P24" draw:layer="layout" svg:x1="3.11cm" svg:y1="0.695cm" svg:x2="23.61cm" svg:y2="0.695cm">
          <text:p/>
        </draw:line>
        <draw:frame draw:style-name="gr79" draw:text-style-name="P50" draw:layer="layout" svg:width="20.126cm" svg:height="4.62cm" svg:x="3.275cm" svg:y="1.214cm">
          <draw:text-box>
            <text:p text:style-name="P4"><text:span text:style-name="T20">Are you a </text:span><text:span text:style-name="T30">developer</text:span><text:span text:style-name="T20"> ?</text:span></text:p>
            <text:p text:style-name="P4"><text:span text:style-name="T31">You can customize</text:span><text:span text:style-name="T20"> </text:span><text:span text:style-name="T30">everything</text:span><text:span text:style-name="T20">. </text:span><text:span text:style-name="T32">All you need is a</text:span><text:span text:style-name="T20"> </text:span><text:span text:style-name="T33">GitHub</text:span><text:span text:style-name="T20"> </text:span><text:span text:style-name="T32">account and internet connection</text:span><text:span text:style-name="T20">. </text:span><text:span text:style-name="T32">Do you need</text:span><text:span text:style-name="T20"> </text:span><text:span text:style-name="T33">help</text:span><text:span text:style-name="T20"> ? </text:span><text:span text:style-name="T32">If you want to publish your work in our discovery section, you can complete this</text:span><text:span text:style-name="T20"> </text:span><text:span text:style-name="T34">form</text:span><text:span text:style-name="T20"> </text:span><text:span text:style-name="T32">with tact or tell us on</text:span><text:span text:style-name="T20"> </text:span><text:span text:style-name="T33">discord</text:span><text:span text:style-name="T20">, </text:span><text:span text:style-name="T32">that’s all your work is going to be added to our</text:span><text:span text:style-name="T20"> </text:span><text:span text:style-name="T33">discovery</text:span><text:span text:style-name="T20"> </text:span><text:span text:style-name="T32">section</text:span><text:span text:style-name="T20">.</text:span></text:p>
          </draw:text-box>
        </draw:frame>
        <draw:line draw:style-name="gr20" draw:text-style-name="P24" draw:layer="layout" svg:x1="2.937cm" svg:y1="6.268cm" svg:x2="23.437cm" svg:y2="6.268cm">
          <text:p/>
        </draw:line>
        <draw:frame draw:style-name="gr80" draw:text-style-name="P25" draw:layer="layout" svg:width="27.991cm" svg:height="0.907cm" svg:x="0cm" svg:y="6.392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citizen for anime lovers in 🇫🇷</text:span></text:p>
          </draw:text-box>
        </draw:frame>
        <anim:par presentation:node-type="timing-root">
          <anim:par smil:begin="id2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" xml:id="id28" draw:id="id28">
        <office:forms form:automatic-focus="false" form:apply-design-mode="false"/>
        <draw:custom-shape draw:name="navbar 3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Help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1" draw:text-style-name="P48" draw:layer="layout" svg:width="18.218cm" svg:height="11.082cm" svg:x="4.467cm" svg:y="2.929cm">
          <text:p text:style-name="P47"><text:span text:style-name="T23">Iframe to : Offanime / help / guide</text:span></text:p>
          <text:p text:style-name="P47"><text:span text:style-name="T23">Like unmineable wizard</text:span></text:p>
          <text:p text:style-name="P47"><text:span text:style-name="T23"/></text:p>
          <text:p text:style-name="P47"><text:span text:style-name="T23">Account / </text:span></text:p>
          <text:p text:style-name="P47"><text:span text:style-name="T23">Development / </text:span></text:p>
          <text:p text:style-name="P47"><text:span text:style-name="T23">Anime /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09:25:59</dc:date>
          <text:p>Settings are automaticly saved</text:p>
          <text:p/>
        </officeooo:annotation>
      </draw:page>
      <draw:page draw:name="page13" draw:style-name="dp5" draw:master-page-name="Standard" xml:id="id29" draw:id="id29">
        <office:forms form:automatic-focus="false" form:apply-design-mode="false"/>
        <draw:custom-shape draw:style-name="gr72" draw:text-style-name="P48" draw:layer="layout" svg:width="5.269cm" svg:height="15.202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65" draw:text-style-name="P28" draw:layer="layout" svg:width="4.272cm" svg:height="1.378cm" svg:x="2.95cm" svg:y="2.107cm">
          <text:p text:style-name="P22"><text:span text:style-name="T4">Ac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3.784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5.39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8" draw:layer="layout" svg:width="15.05cm" svg:height="14.745cm" svg:x="8.133cm" svg:y="0.284cm">
          <text:p text:style-name="P47"><text:span text:style-name="T24"/></text:p>
          <text:p text:style-name="P47"><text:span text:style-name="T24">ACCOUNT DELETION</text:span></text:p>
          <text:p text:style-name="P47"><text:span text:style-name="T24"/></text:p>
          <text:p text:style-name="P47"><text:span text:style-name="T24">ACCOUNT SECURITY</text:span></text:p>
          <text:p text:style-name="P47"><text:span text:style-name="T24"/></text:p>
          <text:p text:style-name="P47"><text:span text:style-name="T24">CONNECTED ACCOUNTS</text:span></text:p>
          <text:p text:style-name="P47"><text:span text:style-name="T24"/></text:p>
          <text:p text:style-name="P47"><text:span text:style-name="T24">DISPLAY NAME</text:span></text:p>
          <text:p text:style-name="P47"><text:span text:style-name="T24"/></text:p>
          <text:p text:style-name="P47"><text:span text:style-name="T24">EPIC ACCOUNT SERVICES</text:span></text:p>
          <text:p text:style-name="P47"><text:span text:style-name="T24"/></text:p>
          <text:p text:style-name="P47"><text:span text:style-name="T24">FRIENDS</text:span></text:p>
          <text:p text:style-name="P47"><text:span text:style-name="T24"/></text:p>
          <text:p text:style-name="P47"><text:span text:style-name="T24">PARENTAL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tandard" xml:id="id30" draw:id="id30">
        <office:forms form:automatic-focus="false" form:apply-design-mode="false"/>
        <draw:custom-shape draw:style-name="gr83" draw:text-style-name="P48" draw:layer="layout" svg:width="5.269cm" svg:height="12.925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84" draw:text-style-name="P28" draw:layer="layout" svg:width="4.272cm" svg:height="2.534cm" svg:x="2.95cm" svg:y="2.107cm">
          <text:p text:style-name="P22"><text:span text:style-name="T4">Account v</text:span></text:p>
          <text:p text:style-name="P22"><text:span text:style-name="T35">DELE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5.03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6.583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8" draw:layer="layout" svg:width="15.05cm" svg:height="12.772cm" svg:x="8.133cm" svg:y="0.284cm">
          <text:p text:style-name="P47"><text:span text:style-name="T24"/></text:p>
          <text:p text:style-name="P47"><text:span text:style-name="T36">How do I delete my Offanime Account?</text:span></text:p>
          <text:p text:style-name="P47"><text:span text:style-name="T23"/></text:p>
          <text:p text:style-name="P47"><text:span text:style-name="T37">How do I cancel my request to delete my </text:span><text:span text:style-name="T36">Offanime</text:span><text:span text:style-name="T23"> account?</text:span></text:p>
          <text:p text:style-name="P47"><text:span text:style-name="T23"/></text:p>
          <text:p text:style-name="P47"><text:span text:style-name="T37">l'm trying to delete my </text:span><text:span text:style-name="T36">Offanime</text:span><text:span text:style-name="T23"> account and received an error mess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2.937cm" svg:y1="13.362cm" svg:x2="23.437cm" svg:y2="13.362cm">
          <text:p/>
        </draw:line>
        <draw:frame draw:style-name="gr80" draw:text-style-name="P25" draw:layer="layout" svg:width="27.991cm" svg:height="0.907cm" svg:x="0cm" svg:y="14.804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and vscodium in 🇫🇷</text:span></text:p>
          </draw:text-box>
        </draw:frame>
        <anim:par presentation:node-type="timing-root">
          <anim:par smil:begin="id3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 xml:id="id31" draw:id="id31">
        <office:forms form:automatic-focus="false" form:apply-design-mode="false"/>
        <draw:custom-shape draw:name="navbar 4" draw:style-name="gr86" draw:text-style-name="P5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59"><text:span text:style-name="T5">OFFANIME / </text:span><text:span text:style-name="T6">Profile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80" draw:text-style-name="P25" draw:layer="layout" svg:width="27.991cm" svg:height="0.907cm" svg:x="0cm" svg:y="14.841cm">
          <draw:text-box>
            <text:p text:style-name="P59"><text:span text:style-name="T38">Make</text:span><text:span text:style-name="T39"> </text:span><text:span text:style-name="T38">with</text:span><text:span text:style-name="T39"> </text:span><text:span text:style-name="T40">❤️</text:span><text:span text:style-name="T41"> for amazing humans in 🇫🇷 but also all over the 🌍 and ✨.</text:span></text:p>
          </draw:text-box>
        </draw:frame>
        <anim:par presentation:node-type="timing-root">
          <anim:par smil:begin="id3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24-10-22T22:28:27</dc:date>
          <text:p>Settings are automaticly saved</text:p>
          <text:p>Profile is for changing the preview of your profile website</text:p>
          <text:p/>
        </officeooo:annotation>
      </draw:page>
      <draw:page draw:name="page16" draw:style-name="dp5" draw:master-page-name="Standard" xml:id="id32" draw:id="id32">
        <office:forms form:automatic-focus="false" form:apply-design-mode="false"/>
        <draw:custom-shape draw:name="navbar 5" draw:style-name="gr86" draw:text-style-name="P5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60" draw:layer="layout" svg:width="8.99cm" svg:height="1.945cm" svg:x="0.5cm" svg:y="0.076cm">
          <draw:text-box>
            <text:p text:style-name="P59"><text:span text:style-name="T42">OFFANIME / </text:span><text:span text:style-name="T43">Profile / name#XXXX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name="navbar 6" draw:style-name="gr88" draw:text-style-name="P58" draw:layer="layout" svg:width="26.828cm" svg:height="9.152cm" svg:x="0.563cm" svg:y="3.102cm">
          <text:p text:style-name="P5"><text:span text:style-name="T3">Background image</text:span></text:p>
          <text:p text:style-name="P5"><text:span text:style-name="T3">On hover : show icon / description / linked platforms / user name</text:span></text:p>
          <text:p text:style-name="P5"><text:span text:style-name="T3">Icon on the left</text:span></text:p>
          <text:p text:style-name="P5"><text:span text:style-name="T3">Username on the bottom of icon</text:span></text:p>
          <text:p text:style-name="P5"><text:span text:style-name="T3">Description in the middle</text:span></text:p>
          <text:p text:style-name="P5"><text:span text:style-name="T3">Linked platform at the bottom left, under the userna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tandard" xml:id="id33" draw:id="id33">
        <office:forms form:automatic-focus="false" form:apply-design-mode="false"/>
        <draw:custom-shape draw:name="navbar 7" draw:style-name="gr89" draw:text-style-name="P62" draw:layer="layout" svg:width="26.828cm" svg:height="9.152cm" svg:x="0.413cm" svg:y="0.695cm">
          <text:p text:style-name="P61"><text:span text:style-name="T44">Achivements :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8" draw:style-name="gr90" draw:text-style-name="P58" draw:layer="layout" svg:width="5.248cm" svg:height="6.507cm" svg:x="1.215cm" svg:y="2.797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9" draw:style-name="gr90" draw:text-style-name="P58" draw:layer="layout" svg:width="5.248cm" svg:height="6.507cm" svg:x="6.898cm" svg:y="2.77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0" draw:style-name="gr90" draw:text-style-name="P58" draw:layer="layout" svg:width="5.248cm" svg:height="6.507cm" svg:x="12.753cm" svg:y="2.8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1" draw:style-name="gr90" draw:text-style-name="P58" draw:layer="layout" svg:width="5.248cm" svg:height="6.507cm" svg:x="18.652cm" svg:y="2.86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xml:id="id34" draw:id="id34">
        <office:forms form:automatic-focus="false" form:apply-design-mode="false"/>
        <draw:custom-shape draw:name="navbar 12" draw:style-name="gr89" draw:text-style-name="P62" draw:layer="layout" svg:width="26.828cm" svg:height="9.152cm" svg:x="0.413cm" svg:y="0.695cm">
          <text:p text:style-name="P61"><text:span text:style-name="T44">Statistics :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3" draw:style-name="gr91" draw:text-style-name="P58" draw:layer="layout" svg:width="5.248cm" svg:height="6.507cm" svg:x="1.215cm" svg:y="2.797cm">
          <text:p text:style-name="P5"><text:span text:style-name="T3">Watch ti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4" draw:style-name="gr91" draw:text-style-name="P58" draw:layer="layout" svg:width="5.248cm" svg:height="6.507cm" svg:x="6.898cm" svg:y="2.775cm">
          <text:p text:style-name="P5"><text:span text:style-name="T3">Click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5" draw:style-name="gr91" draw:text-style-name="P58" draw:layer="layout" svg:width="5.248cm" svg:height="6.507cm" svg:x="12.753cm" svg:y="2.819cm">
          <text:p text:style-name="P5"><text:span text:style-name="T3">Vot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6" draw:style-name="gr90" draw:text-style-name="P58" draw:layer="layout" svg:width="5.248cm" svg:height="6.507cm" svg:x="18.652cm" svg:y="2.77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Standard" xml:id="id35" draw:id="id35">
        <office:forms form:automatic-focus="false" form:apply-design-mode="false"/>
        <draw:custom-shape draw:name="navbar 17" draw:style-name="gr89" draw:text-style-name="P62" draw:layer="layout" svg:width="26.828cm" svg:height="9.152cm" svg:x="0.413cm" svg:y="0.695cm">
          <text:p text:style-name="P61"><text:span text:style-name="T44">watch-lis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8" draw:style-name="gr91" draw:text-style-name="P58" draw:layer="layout" svg:width="5.248cm" svg:height="6.507cm" svg:x="1.215cm" svg:y="2.797cm">
          <text:p text:style-name="P5"><text:span text:style-name="T3">SAO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19" draw:style-name="gr91" draw:text-style-name="P58" draw:layer="layout" svg:width="5.248cm" svg:height="6.507cm" svg:x="6.898cm" svg:y="2.775cm">
          <text:p text:style-name="P5"><text:span text:style-name="T3">DR. Ston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0" draw:style-name="gr91" draw:text-style-name="P58" draw:layer="layout" svg:width="5.248cm" svg:height="6.507cm" svg:x="12.753cm" svg:y="2.819cm">
          <text:p text:style-name="P5"><text:span text:style-name="T3">One pie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vbar 21" draw:style-name="gr91" draw:text-style-name="P58" draw:layer="layout" svg:width="5.248cm" svg:height="6.507cm" svg:x="18.652cm" svg:y="2.841cm">
          <text:p text:style-name="P5"><text:span text:style-name="T3">The eminence in shadow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10-23T13:08:11.526000000</dc:date>
    <meta:editing-duration>PT2H9M27S</meta:editing-duration>
    <meta:editing-cycles>18</meta:editing-cycles>
    <meta:generator>LibreOffice/24.8.0.3$Windows_X86_64 LibreOffice_project/0bdf1299c94fe897b119f97f3c613e9dca6be583</meta:generator>
    <meta:document-statistic meta:object-count="299"/>
  </office:meta>
</office:document-meta>
</file>